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109a4" officeooo:paragraph-rsid="001109a4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normal" officeooo:rsid="001109a4" officeooo:paragraph-rsid="001109a4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normal" officeooo:rsid="0012d2f4" officeooo:paragraph-rsid="0012d2f4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1109a4" officeooo:paragraph-rsid="001109a4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19b9d" officeooo:paragraph-rsid="00119b9d" style:font-weight-asian="normal" style:font-weight-complex="normal"/>
    </style:style>
    <style:style style:name="P6" style:family="paragraph" style:parent-style-name="Standard">
      <style:text-properties fo:font-weight="normal" officeooo:rsid="001109a4" officeooo:paragraph-rsid="001109a4" style:font-weight-asian="normal" style:font-weight-complex="normal"/>
    </style:style>
    <style:style style:name="P7" style:family="paragraph" style:parent-style-name="Standard" style:list-style-name="L1">
      <style:text-properties style:text-underline-style="none" fo:font-weight="normal" officeooo:rsid="001109a4" officeooo:paragraph-rsid="001109a4" style:font-weight-asian="normal" style:font-weight-complex="normal"/>
    </style:style>
    <style:style style:name="P8" style:family="paragraph" style:parent-style-name="Standard" style:list-style-name="L1">
      <style:text-properties style:text-underline-style="none" fo:font-weight="normal" officeooo:rsid="001109a4" officeooo:paragraph-rsid="001109a4" fo:background-color="#fff200" style:font-weight-asian="normal" style:font-weight-complex="normal"/>
    </style:style>
    <style:style style:name="P9" style:family="paragraph" style:parent-style-name="Standard">
      <style:text-properties style:font-name="Liberation Serif" style:text-underline-style="none" fo:font-weight="normal" officeooo:rsid="00119b9d" officeooo:paragraph-rsid="00119b9d" style:font-weight-asian="normal" style:font-weight-complex="normal"/>
    </style:style>
    <style:style style:name="P10" style:family="paragraph" style:parent-style-name="Standard">
      <style:text-properties style:font-name="Liberation Serif" style:text-underline-style="none" fo:font-weight="normal" officeooo:rsid="0012f8e1" officeooo:paragraph-rsid="0012f8e1" style:font-weight-asian="normal" style:font-weight-complex="normal"/>
    </style:style>
    <style:style style:name="P11" style:family="paragraph" style:parent-style-name="Standard">
      <style:text-properties style:font-name="Liberation Serif" style:text-underline-style="solid" style:text-underline-width="auto" style:text-underline-color="font-color" fo:font-weight="normal" officeooo:rsid="0012d2f4" officeooo:paragraph-rsid="0012d2f4" style:font-weight-asian="normal" style:font-weight-complex="normal"/>
    </style:style>
    <style:style style:name="P12" style:family="paragraph" style:parent-style-name="Standard">
      <style:text-properties style:font-name="Bitstream Vera Sans Mono" style:text-underline-style="none" fo:font-weight="normal" officeooo:rsid="0012f8e1" officeooo:paragraph-rsid="0012d2f4" style:font-weight-asian="normal" style:font-weight-complex="normal"/>
    </style:style>
    <style:style style:name="T1" style:family="text">
      <style:text-properties officeooo:rsid="00119b9d"/>
    </style:style>
    <style:style style:name="T2" style:family="text">
      <style:text-properties style:font-name="Bitstream Vera Sans Mono"/>
    </style:style>
    <style:style style:name="T3" style:family="text">
      <style:text-properties style:font-name="Bitstream Vera Sans Mono" style:text-underline-style="none" officeooo:rsid="0012f8e1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style:text-underline-style="none"/>
    </style:style>
    <style:style style:name="T6" style:family="text">
      <style:text-properties style:font-name="Liberation Serif" style:text-underline-style="none" officeooo:rsid="0012f8e1"/>
    </style:style>
    <style:style style:name="T7" style:family="text">
      <style:text-properties officeooo:rsid="0012d2f4"/>
    </style:style>
    <style:style style:name="T8" style:family="text">
      <style:text-properties officeooo:rsid="0015d9e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8">Troubleshooting / </text:span>Building and running the product from source</text:p>
      <text:p text:style-name="P6"/>
      <text:p text:style-name="P2">Extension</text:p>
      <text:p text:style-name="P4">Assuming extension/dist/ already exists, you need only load the extension in your web browser of choice:</text:p>
      <text:p text:style-name="P4"/>
      <text:list xml:id="list2613873694" text:style-name="L1">
        <text:list-item>
          <text:p text:style-name="P7">In Firefox, visit about:debugging, check “Enable add-on debugging”, and click “Load Temporary Add-on”. <text:s/>Navigate to <text:span text:style-name="T7">Product/</text:span>extension <text:span text:style-name="T1">and select </text:span>manifest.json.</text:p>
        </text:list-item>
        <text:list-item>
          <text:p text:style-name="P8">In Chrome, <text:span text:style-name="T1">visit chrome://extensions, check “Developer mode”, and click “Load unpacked extension”. <text:s/>Select the Product/extension directory.</text:span></text:p>
        </text:list-item>
      </text:list>
      <text:p text:style-name="P4"/>
      <text:p text:style-name="P5">To build the extension from source (probably not needed), you’ll need to install nodejs, npm, and webpack. <text:s/>Run <text:span text:style-name="T2">npm install &amp;&amp; webpack</text:span> in the extension directory. <text:s/>If you install web-ext as well, you may also use <text:span text:style-name="T2">web-ext run </text:span><text:span text:style-name="T4">as an alternative to loading the add-on in Firefox.</text:span></text:p>
      <text:p text:style-name="P9"/>
      <text:p text:style-name="P11">Mock server</text:p>
      <text:p text:style-name="P3"><text:span text:style-name="T5">If the mock server bundles do not work on your platform, you may run the </text:span><text:span text:style-name="T6">mock server from source. <text:s/>Install Python 3.6 and run </text:span><text:span text:style-name="T3">python3.6 -m pip install -e .</text:span><text:span text:style-name="T6"> in the ezymock directory (preferably in a virtual environment). <text:s/>Then run </text:span><text:span text:style-name="T3">python3.6 ezymock.py</text:span><text:span text:style-name="T6"> to start the mock server. <text:s/>Note that on windows, you may need to replace </text:span><text:span text:style-name="T3">python3.6</text:span><text:span text:style-name="T6"> in the above commands with </text:span><text:span text:style-name="T3">py -3.6</text:span></text:p>
      <text:p text:style-name="P12"/>
      <text:p text:style-name="P10">One reason the mock server might not work is that you don’t have port 5000 open. <text:s/>Terminate any processes that may be listening to port 5000 and try aga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 Burrill</meta:initial-creator>
    <meta:creation-date>2018-03-07T23:42:53.827438176</meta:creation-date>
    <meta:generator>LibreOffice/5.4.5.1$Linux_X86_64 LibreOffice_project/40m0$Build-1</meta:generator>
    <dc:date>2018-03-11T19:05:30.285469964</dc:date>
    <dc:creator>Ben Burrill</dc:creator>
    <meta:editing-duration>PT23M22S</meta:editing-duration>
    <meta:editing-cycles>5</meta:editing-cycles>
    <meta:document-statistic meta:table-count="0" meta:image-count="0" meta:object-count="0" meta:page-count="1" meta:paragraph-count="9" meta:word-count="206" meta:character-count="1285" meta:non-whitespace-character-count="1082"/>
  </office:meta>
</office:document-meta>
</file>